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420pt" table:align="center"/>
    </style:style>
    <style:style style:name="Таблица1.A" style:family="table-column">
      <style:table-column-properties style:column-width="252.25pt"/>
    </style:style>
    <style:style style:name="Таблица1.B" style:family="table-column">
      <style:table-column-properties style:column-width="167.75pt"/>
    </style:style>
    <style:style style:name="Таблица1.A1" style:family="table-cell">
      <style:table-cell-properties style:vertical-align="middle" fo:padding="1.4pt" fo:border="0.05pt solid #000000" style:writing-mode="page"/>
    </style:style>
    <style:style style:name="Таблица1.A2" style:family="table-cell">
      <style:table-cell-properties style:vertical-align="middle" fo:padding="1.4pt" fo:border-left="0.05pt solid #000000" fo:border-right="none" fo:border-top="none" fo:border-bottom="0.05pt solid #000000" style:writing-mode="page"/>
    </style:style>
    <style:style style:name="Таблица1.B2" style:family="table-cell">
      <style:table-cell-properties style:vertical-align="middle" fo:padding="1.4pt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Times New Roman" fo:font-size="14pt" fo:language="ru" fo:country="RU" officeooo:rsid="001cec00" officeooo:paragraph-rsid="001cec00" style:font-size-asian="14pt" style:font-size-complex="14pt"/>
    </style:style>
    <style:style style:name="P2" style:family="paragraph" style:parent-style-name="Standard">
      <style:paragraph-properties fo:margin-left="0pt" fo:margin-right="0pt" fo:margin-top="0pt" fo:margin-bottom="24.01pt" style:contextual-spacing="false" fo:text-align="justify" style:justify-single-word="false" fo:text-indent="28.01pt" style:auto-text-indent="false"/>
      <style:text-properties style:font-name="Times New Roman" fo:font-size="14pt" fo:language="ru" fo:country="RU" officeooo:rsid="001cec00" officeooo:paragraph-rsid="001cec00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1cec00" officeooo:paragraph-rsid="001cec00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cec00" officeooo:paragraph-rsid="001cec00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4pt" officeooo:rsid="001cec00" officeooo:paragraph-rsid="001cec00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cec00" officeooo:paragraph-rsid="001cec00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Вода морей и океанов</text:span> в отличие от речной воды содержит различные <text:span text:style-name="T3">солевые</text:span> и <text:span text:style-name="T3">минеральные</text:span> примеси. Из-за наличия примесей морская вода имеет <text:span text:style-name="T4">большую плотность, более высокую температуру кипелия и превращается в лед при более низкой температуре</text:span> по сравнению с водой рек и озёр. Плавать в такой воде также значительно проще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87231940096">
          <table:table-cell table:style-name="Таблица1.A1" table:number-columns-spanned="2" office:value-type="string">
            <text:p text:style-name="P3">Характеристики морской воды</text:p>
          </table:table-cell>
          <table:covered-table-cell/>
        </table:table-row>
        <table:table-row table:style-name="TableLine1787231933568">
          <table:table-cell table:style-name="Таблица1.A2" office:value-type="string">
            <text:p text:style-name="P5">Плотность при 25 ºС</text:p>
          </table:table-cell>
          <table:table-cell table:style-name="Таблица1.B2" office:value-type="string">
            <text:p text:style-name="P4">1,024 г/см3</text:p>
          </table:table-cell>
        </table:table-row>
        <table:table-row table:style-name="TableLine1787231931120">
          <table:table-cell table:style-name="Таблица1.A2" office:value-type="string">
            <text:p text:style-name="P5">Удельная теплоёмкость при 7,5 ºС</text:p>
          </table:table-cell>
          <table:table-cell table:style-name="Таблица1.B2" office:value-type="string">
            <text:p text:style-name="P4">3,898 Дж/(г·ºС)</text:p>
          </table:table-cell>
        </table:table-row>
        <table:table-row table:style-name="TableLine1787231935200">
          <table:table-cell table:style-name="Таблица1.A2" office:value-type="string">
            <text:p text:style-name="P5">Содержащиеся химический элементы</text:p>
          </table:table-cell>
          <table:table-cell table:style-name="Таблица1.B2" office:value-type="string">
            <text:p text:style-name="P6">Ma, Me, C, Ca <text:span text:style-name="T1">и другие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8T15:47:01.011000000</dc:date>
    <meta:editing-duration>PT4M57S</meta:editing-duration>
    <meta:editing-cycles>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8" meta:word-count="74" meta:character-count="477" meta:non-whitespace-character-count="411"/>
  </office:meta>
</office:document-meta>
</file>